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" fo:font-size="15pt" fo:font-style="normal" fo:font-weight="bold" style:font-name-asian="IPNHMB+TimesNewRoman" style:font-size-asian="15pt" style:font-style-asian="normal" style:font-weight-asian="bold" style:font-name-complex="IPNHMB+TimesNewRoman" style:font-size-complex="15pt" style:font-style-complex="normal" style:font-weight-complex="bold"/>
    </style:style>
    <style:style style:name="P2" style:family="paragraph" style:parent-style-name="Standard">
      <style:paragraph-properties fo:margin-left="-1.249cm" fo:margin-right="0cm" fo:line-height="150%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.028cm" fo:margin-right="0cm" fo:line-height="150%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/><text:toc-mark-end text:id="IMark150590588"/><text:toc-mark-start text:id="IMark150590588" text:outline-level="2"/></text:p>
      <text:p text:style-name="P3"><text:toc-mark-start text:id="IMark150592100" text:outline-level="2"/><text:span text:style-name="T3">3.3 Abordagens de Negociação</text:span><text:toc-mark-end text:id="IMark150592100"/></text:p>
      <text:p text:style-name="P2"><text:tab/></text:p>
      <text:p text:style-name="P1"><text:span text:style-name="T1"><text:tab/></text:span><text:span text:style-name="T2">As abordagens de Negociação são dispostas em duas: teóricas e práticas. As teóricas subdividem-se em <text:s/>prescritiva e descritiva (Carvalhal, 2007). E as práticas em integrativa e distributiva. Este trabalho se apóia em abordagens práticas (Ramires, 2004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5:48:40</meta:creation-date>
    <dc:date>2011-01-12T15:49:56</dc:date>
    <meta:editing-cycles>1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1" meta:character-count="284"/>
  </office:meta>
</office:document-meta>
</file>